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bottom" draw:auto-grow-height="false" fo:min-height="0.75cm" fo:min-width="0.5cm"/>
    </style:style>
    <style:style style:name="gr2" style:family="graphic" style:parent-style-name="standard">
      <style:graphic-properties draw:stroke="dash" draw:stroke-dash="Fine_20_Dashed" svg:stroke-color="#3465a4" draw:fill="none" draw:textarea-horizontal-align="center" draw:textarea-vertical-align="middle" draw:auto-grow-height="false" fo:min-height="0.75cm" fo:min-width="0.5cm"/>
    </style:style>
    <style:style style:name="gr3" style:family="graphic" style:parent-style-name="objectwithoutfill">
      <style:graphic-properties svg:stroke-color="#000000" draw:marker-end="Arrow" draw:marker-end-width="0.2cm" draw:fill="none" draw:textarea-horizontal-align="left" draw:textarea-vertical-align="middle" fo:padding-top="0.13cm" fo:padding-bottom="0.13cm"/>
    </style:style>
    <style:style style:name="gr4" style:family="graphic" style:parent-style-name="standard">
      <style:graphic-properties draw:fill="none" draw:textarea-vertical-align="middle" draw:auto-grow-height="false" fo:min-height="2.556cm" fo:min-width="0cm"/>
    </style:style>
    <style:style style:name="gr5" style:family="graphic" style:parent-style-name="standard">
      <style:graphic-properties draw:stroke="none" svg:stroke-color="#000000" draw:fill="none" draw:fill-color="#ffffff" fo:min-height="0.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="none"/>
      <style:paragraph-properties fo:text-align="center" style:text-autospace="none"/>
      <style:text-properties style:font-name="Tahoma" fo:font-size="10pt" style:font-name-asian="Tahoma" style:font-size-asian="12.5pt" style:font-name-complex="Tahoma" style:font-size-complex="12.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style:text-position="sub 58%" fo:font-size="10pt" style:font-size-asian="18pt" style:font-size-complex="18pt"/>
    </style:style>
    <style:style style:name="T3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draw:layer="layout" svg:width="1cm" svg:height="1cm" svg:x="7.3cm" svg:y="4.685cm">
          <text:p text:style-name="P1"><text:span text:style-name="T1">c</text:span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8.3cm" svg:y="4.685cm">
          <text:p text:style-name="P1"><text:span text:style-name="T1">c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3.3cm" svg:y="4.685cm">
          <text:p text:style-name="P1"><text:span text:style-name="T1">c</text:span><text:span text:style-name="T2">N+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0.3cm" svg:y="4.7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.798cm" svg:y1="7.005cm" svg:x2="9.8cm" svg:y2="5.685cm" draw:end-shape="id1" draw:end-glue-point="2" svg:d="M9798 7005l2-1320" svg:viewBox="0 0 3 1321">
          <text:p/>
        </draw:connector>
        <draw:custom-shape draw:style-name="gr1" draw:text-style-name="P2" xml:id="id1" draw:id="id1" draw:layer="layout" svg:width="1cm" svg:height="1cm" svg:x="9.3cm" svg:y="4.685cm">
          <text:p text:style-name="P1"><text:span text:style-name="T1">c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2.3cm" svg:y="4.685cm">
          <text:p text:style-name="P1"><text:span text:style-name="T1">c</text:span><text:span text:style-name="T2">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1.3cm" svg:y="4.685cm">
          <text:p text:style-name="P1"><text:span text:style-name="T1">c</text:span><text:span text:style-name="T2">N-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2.96cm" draw:transform="rotate (-1.5707963267949) translate (12.29cm 4.0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5" draw:layer="layout" svg:width="2.4cm" svg:height="0.92cm" svg:x="9.95cm" svg:y="3.43cm">
          <draw:text-box>
            <text:p><text:span text:style-name="T3">m =10</text:span></text:p>
          </draw:text-box>
        </draw:frame>
        <draw:frame draw:style-name="gr5" draw:text-style-name="P5" draw:layer="layout" svg:width="2.4cm" svg:height="0.92cm" svg:x="9.65cm" svg:y="6.03cm">
          <draw:text-box>
            <text:p><text:span text:style-name="T3">i = 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ciano de falco alfano</meta:initial-creator>
    <meta:creation-date>2019-02-05T15:23:53.882000000</meta:creation-date>
    <dc:date>2019-02-06T23:03:12.794000000</dc:date>
    <dc:creator>luciano de falco alfano</dc:creator>
    <meta:editing-duration>PT4H14M34S</meta:editing-duration>
    <meta:editing-cycles>9</meta:editing-cycles>
    <meta:generator>LibreOffice/6.1.3.2$Windows_X86_64 LibreOffice_project/86daf60bf00efa86ad547e59e09d6bb77c699acb</meta:generator>
    <meta:document-statistic meta:object-count="11"/>
  </office:meta>
</office:document-meta>
</file>